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0-3200" table:style-name="ta1">
        <table:shapes>
          <draw:frame draw:z-index="0" draw:style-name="gr1" draw:text-style-name="P1" svg:width="159.99mm" svg:height="89.99mm" svg:x="328.23mm" svg:y="0.01mm">
            <loext:p draw:notify-on-update-of-ranges="'250-3200'.B2:'250-3200'.B76 '250-3200'.C1:'250-3200'.C1 '250-3200'.C2:'250-3200'.C76 '250-3200'.D1:'250-3200'.D1 '250-3200'.D2:'250-3200'.D7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48.05mm" svg:y="99.35mm">
            <loext:p draw:notify-on-update-of-ranges="'250-3200'.B2:'250-3200'.B76 '250-3200'.F1:'250-3200'.F1 '250-3200'.F2:'250-3200'.F7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28.23mm" svg:y="99.35mm">
            <loext:p draw:notify-on-update-of-ranges="'250-3200'.B2:'250-3200'.B76 '250-3200'.G1:'250-3200'.G1 '250-3200'.G2:'250-3200'.G7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48.33mm" svg:y="1mm">
            <loext:p draw:notify-on-update-of-ranges="'250-3200'.G1:'250-3200'.G1 '250-3200'.G2:'250-3200'.G76 '250-3200'.C1:'250-3200'.C1 '250-3200'.C2:'250-3200'.C76 '250-3200'.G1:'250-3200'.G1 '250-3200'.G2:'250-3200'.G76 '250-3200'.D1:'250-3200'.D1 '250-3200'.D2:'250-3200'.D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22</text:p>
          </table:table-cell>
          <table:table-cell office:value-type="float" office:value="12.447531" calcext:value-type="float">
            <text:p>12.447531</text:p>
          </table:table-cell>
          <table:table-cell office:value-type="float" office:value="26.380938" calcext:value-type="float">
            <text:p>26.380938</text:p>
          </table:table-cell>
          <table:table-cell office:value-type="float" office:value="0" calcext:value-type="float">
            <text:p>0</text:p>
          </table:table-cell>
          <table:table-cell office:value-type="float" office:value="10687763" calcext:value-type="float">
            <text:p>106877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23</text:p>
          </table:table-cell>
          <table:table-cell office:value-type="float" office:value="15.189003" calcext:value-type="float">
            <text:p>15.189003</text:p>
          </table:table-cell>
          <table:table-cell office:value-type="float" office:value="19.665502" calcext:value-type="float">
            <text:p>19.665502</text:p>
          </table:table-cell>
          <table:table-cell office:value-type="float" office:value="0" calcext:value-type="float">
            <text:p>0</text:p>
          </table:table-cell>
          <table:table-cell office:value-type="float" office:value="9059248" calcext:value-type="float">
            <text:p>9059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24</text:p>
          </table:table-cell>
          <table:table-cell office:value-type="float" office:value="13.208849" calcext:value-type="float">
            <text:p>13.208849</text:p>
          </table:table-cell>
          <table:table-cell office:value-type="float" office:value="12.040719" calcext:value-type="float">
            <text:p>12.040719</text:p>
          </table:table-cell>
          <table:table-cell office:value-type="float" office:value="0" calcext:value-type="float">
            <text:p>0</text:p>
          </table:table-cell>
          <table:table-cell office:value-type="float" office:value="7778110" calcext:value-type="float">
            <text:p>777811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25</text:p>
          </table:table-cell>
          <table:table-cell office:value-type="float" office:value="15.48246" calcext:value-type="float">
            <text:p>15.48246</text:p>
          </table:table-cell>
          <table:table-cell office:value-type="float" office:value="53.1775" calcext:value-type="float">
            <text:p>53.1775</text:p>
          </table:table-cell>
          <table:table-cell office:value-type="float" office:value="0" calcext:value-type="float">
            <text:p>0</text:p>
          </table:table-cell>
          <table:table-cell office:value-type="float" office:value="11883384" calcext:value-type="float">
            <text:p>1188338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26</text:p>
          </table:table-cell>
          <table:table-cell office:value-type="float" office:value="51.373493" calcext:value-type="float">
            <text:p>51.373493</text:p>
          </table:table-cell>
          <table:table-cell office:value-type="float" office:value="344.399301" calcext:value-type="float">
            <text:p>344.399301</text:p>
          </table:table-cell>
          <table:table-cell office:value-type="float" office:value="0" calcext:value-type="float">
            <text:p>0</text:p>
          </table:table-cell>
          <table:table-cell office:value-type="float" office:value="17002798" calcext:value-type="float">
            <text:p>1700279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27</text:p>
          </table:table-cell>
          <table:table-cell office:value-type="float" office:value="55.321686" calcext:value-type="float">
            <text:p>55.321686</text:p>
          </table:table-cell>
          <table:table-cell office:value-type="float" office:value="741.101815" calcext:value-type="float">
            <text:p>741.101815</text:p>
          </table:table-cell>
          <table:table-cell office:value-type="float" office:value="0" calcext:value-type="float">
            <text:p>0</text:p>
          </table:table-cell>
          <table:table-cell office:value-type="float" office:value="23134408" calcext:value-type="float">
            <text:p>2313440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28</text:p>
          </table:table-cell>
          <table:table-cell office:value-type="float" office:value="30.523197" calcext:value-type="float">
            <text:p>30.523197</text:p>
          </table:table-cell>
          <table:table-cell office:value-type="float" office:value="597.365851" calcext:value-type="float">
            <text:p>597.365851</text:p>
          </table:table-cell>
          <table:table-cell office:value-type="float" office:value="0" calcext:value-type="float">
            <text:p>0</text:p>
          </table:table-cell>
          <table:table-cell office:value-type="float" office:value="14687528" calcext:value-type="float">
            <text:p>1468752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29</text:p>
          </table:table-cell>
          <table:table-cell office:value-type="float" office:value="92.729184" calcext:value-type="float">
            <text:p>92.729184</text:p>
          </table:table-cell>
          <table:table-cell office:value-type="float" office:value="681.055133" calcext:value-type="float">
            <text:p>681.055133</text:p>
          </table:table-cell>
          <table:table-cell office:value-type="float" office:value="0" calcext:value-type="float">
            <text:p>0</text:p>
          </table:table-cell>
          <table:table-cell office:value-type="float" office:value="14452884" calcext:value-type="float">
            <text:p>1445288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30</text:p>
          </table:table-cell>
          <table:table-cell office:value-type="float" office:value="160.387314" calcext:value-type="float">
            <text:p>160.387314</text:p>
          </table:table-cell>
          <table:table-cell office:value-type="float" office:value="875.961254" calcext:value-type="float">
            <text:p>875.961254</text:p>
          </table:table-cell>
          <table:table-cell office:value-type="float" office:value="0" calcext:value-type="float">
            <text:p>0</text:p>
          </table:table-cell>
          <table:table-cell office:value-type="float" office:value="24688593" calcext:value-type="float">
            <text:p>2468859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41:31</text:p>
          </table:table-cell>
          <table:table-cell office:value-type="float" office:value="160.131749" calcext:value-type="float">
            <text:p>160.131749</text:p>
          </table:table-cell>
          <table:table-cell office:value-type="float" office:value="711.586247" calcext:value-type="float">
            <text:p>711.586247</text:p>
          </table:table-cell>
          <table:table-cell office:value-type="float" office:value="0" calcext:value-type="float">
            <text:p>0</text:p>
          </table:table-cell>
          <table:table-cell office:value-type="float" office:value="25904214" calcext:value-type="float">
            <text:p>25904214</text:p>
          </table:table-cell>
          <table:table-cell office:value-type="float" office:value="249" calcext:value-type="float">
            <text:p>249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0:41:32</text:p>
          </table:table-cell>
          <table:table-cell office:value-type="float" office:value="5.740098" calcext:value-type="float">
            <text:p>5.740098</text:p>
          </table:table-cell>
          <table:table-cell office:value-type="float" office:value="80.288646" calcext:value-type="float">
            <text:p>80.288646</text:p>
          </table:table-cell>
          <table:table-cell office:value-type="float" office:value="0" calcext:value-type="float">
            <text:p>0</text:p>
          </table:table-cell>
          <table:table-cell office:value-type="float" office:value="3247305" calcext:value-type="float">
            <text:p>32473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0:57:08</text:p>
          </table:table-cell>
          <table:table-cell office:value-type="float" office:value="0.437348" calcext:value-type="float">
            <text:p>0.437348</text:p>
          </table:table-cell>
          <table:table-cell office:value-type="float" office:value="1.043797" calcext:value-type="float">
            <text:p>1.043797</text:p>
          </table:table-cell>
          <table:table-cell office:value-type="float" office:value="0" calcext:value-type="float">
            <text:p>0</text:p>
          </table:table-cell>
          <table:table-cell office:value-type="float" office:value="797329" calcext:value-type="float">
            <text:p>7973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09</text:p>
          </table:table-cell>
          <table:table-cell office:value-type="float" office:value="16.461203" calcext:value-type="float">
            <text:p>16.461203</text:p>
          </table:table-cell>
          <table:table-cell office:value-type="float" office:value="9.976865" calcext:value-type="float">
            <text:p>9.976865</text:p>
          </table:table-cell>
          <table:table-cell office:value-type="float" office:value="0" calcext:value-type="float">
            <text:p>0</text:p>
          </table:table-cell>
          <table:table-cell office:value-type="float" office:value="6149370" calcext:value-type="float">
            <text:p>61493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10</text:p>
          </table:table-cell>
          <table:table-cell office:value-type="float" office:value="14.593067" calcext:value-type="float">
            <text:p>14.593067</text:p>
          </table:table-cell>
          <table:table-cell office:value-type="float" office:value="4.523692" calcext:value-type="float">
            <text:p>4.523692</text:p>
          </table:table-cell>
          <table:table-cell office:value-type="float" office:value="0" calcext:value-type="float">
            <text:p>0</text:p>
          </table:table-cell>
          <table:table-cell office:value-type="float" office:value="3652971" calcext:value-type="float">
            <text:p>36529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11</text:p>
          </table:table-cell>
          <table:table-cell office:value-type="float" office:value="15.507685" calcext:value-type="float">
            <text:p>15.507685</text:p>
          </table:table-cell>
          <table:table-cell office:value-type="float" office:value="9.481748" calcext:value-type="float">
            <text:p>9.481748</text:p>
          </table:table-cell>
          <table:table-cell office:value-type="float" office:value="0" calcext:value-type="float">
            <text:p>0</text:p>
          </table:table-cell>
          <table:table-cell office:value-type="float" office:value="7302211" calcext:value-type="float">
            <text:p>730221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12</text:p>
          </table:table-cell>
          <table:table-cell office:value-type="float" office:value="18.47278" calcext:value-type="float">
            <text:p>18.47278</text:p>
          </table:table-cell>
          <table:table-cell office:value-type="float" office:value="17.441312" calcext:value-type="float">
            <text:p>17.441312</text:p>
          </table:table-cell>
          <table:table-cell office:value-type="float" office:value="0" calcext:value-type="float">
            <text:p>0</text:p>
          </table:table-cell>
          <table:table-cell office:value-type="float" office:value="10173399" calcext:value-type="float">
            <text:p>101733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13</text:p>
          </table:table-cell>
          <table:table-cell office:value-type="float" office:value="17.499901" calcext:value-type="float">
            <text:p>17.499901</text:p>
          </table:table-cell>
          <table:table-cell office:value-type="float" office:value="16.984488" calcext:value-type="float">
            <text:p>16.984488</text:p>
          </table:table-cell>
          <table:table-cell office:value-type="float" office:value="0" calcext:value-type="float">
            <text:p>0</text:p>
          </table:table-cell>
          <table:table-cell office:value-type="float" office:value="10873685" calcext:value-type="float">
            <text:p>108736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14</text:p>
          </table:table-cell>
          <table:table-cell office:value-type="float" office:value="21.811303" calcext:value-type="float">
            <text:p>21.811303</text:p>
          </table:table-cell>
          <table:table-cell office:value-type="float" office:value="25.327989" calcext:value-type="float">
            <text:p>25.327989</text:p>
          </table:table-cell>
          <table:table-cell office:value-type="float" office:value="0" calcext:value-type="float">
            <text:p>0</text:p>
          </table:table-cell>
          <table:table-cell office:value-type="float" office:value="11006764" calcext:value-type="float">
            <text:p>110067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15</text:p>
          </table:table-cell>
          <table:table-cell office:value-type="float" office:value="24.470831" calcext:value-type="float">
            <text:p>24.470831</text:p>
          </table:table-cell>
          <table:table-cell office:value-type="float" office:value="25.246326" calcext:value-type="float">
            <text:p>25.246326</text:p>
          </table:table-cell>
          <table:table-cell office:value-type="float" office:value="0" calcext:value-type="float">
            <text:p>0</text:p>
          </table:table-cell>
          <table:table-cell office:value-type="float" office:value="8825954" calcext:value-type="float">
            <text:p>88259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16</text:p>
          </table:table-cell>
          <table:table-cell office:value-type="float" office:value="18.867811" calcext:value-type="float">
            <text:p>18.867811</text:p>
          </table:table-cell>
          <table:table-cell office:value-type="float" office:value="24.657714" calcext:value-type="float">
            <text:p>24.657714</text:p>
          </table:table-cell>
          <table:table-cell office:value-type="float" office:value="0" calcext:value-type="float">
            <text:p>0</text:p>
          </table:table-cell>
          <table:table-cell office:value-type="float" office:value="10913921" calcext:value-type="float">
            <text:p>109139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0:57:17</text:p>
          </table:table-cell>
          <table:table-cell office:value-type="float" office:value="15.474644" calcext:value-type="float">
            <text:p>15.474644</text:p>
          </table:table-cell>
          <table:table-cell office:value-type="float" office:value="7.614036" calcext:value-type="float">
            <text:p>7.614036</text:p>
          </table:table-cell>
          <table:table-cell office:value-type="float" office:value="0" calcext:value-type="float">
            <text:p>0</text:p>
          </table:table-cell>
          <table:table-cell office:value-type="float" office:value="5414248" calcext:value-type="float">
            <text:p>54142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0:57:18</text:p>
          </table:table-cell>
          <table:table-cell office:value-type="float" office:value="14.208928" calcext:value-type="float">
            <text:p>14.208928</text:p>
          </table:table-cell>
          <table:table-cell office:value-type="float" office:value="0.011215" calcext:value-type="float">
            <text:p>0.011215</text:p>
          </table:table-cell>
          <table:table-cell office:value-type="float" office:value="0" calcext:value-type="float">
            <text:p>0</text:p>
          </table:table-cell>
          <table:table-cell office:value-type="float" office:value="68162" calcext:value-type="float">
            <text:p>681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49:23</text:p>
          </table:table-cell>
          <table:table-cell office:value-type="float" office:value="12.232351" calcext:value-type="float">
            <text:p>12.232351</text:p>
          </table:table-cell>
          <table:table-cell office:value-type="float" office:value="177.961115" calcext:value-type="float">
            <text:p>177.961115</text:p>
          </table:table-cell>
          <table:table-cell office:value-type="float" office:value="0" calcext:value-type="float">
            <text:p>0</text:p>
          </table:table-cell>
          <table:table-cell office:value-type="float" office:value="9375293" calcext:value-type="float">
            <text:p>937529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24</text:p>
          </table:table-cell>
          <table:table-cell office:value-type="float" office:value="27.768917" calcext:value-type="float">
            <text:p>27.768917</text:p>
          </table:table-cell>
          <table:table-cell office:value-type="float" office:value="177.869451" calcext:value-type="float">
            <text:p>177.869451</text:p>
          </table:table-cell>
          <table:table-cell office:value-type="float" office:value="0" calcext:value-type="float">
            <text:p>0</text:p>
          </table:table-cell>
          <table:table-cell office:value-type="float" office:value="12343644" calcext:value-type="float">
            <text:p>1234364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25</text:p>
          </table:table-cell>
          <table:table-cell office:value-type="float" office:value="31.761943" calcext:value-type="float">
            <text:p>31.761943</text:p>
          </table:table-cell>
          <table:table-cell office:value-type="float" office:value="223.866628" calcext:value-type="float">
            <text:p>223.866628</text:p>
          </table:table-cell>
          <table:table-cell office:value-type="float" office:value="0" calcext:value-type="float">
            <text:p>0</text:p>
          </table:table-cell>
          <table:table-cell office:value-type="float" office:value="11829417" calcext:value-type="float">
            <text:p>1182941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26</text:p>
          </table:table-cell>
          <table:table-cell office:value-type="float" office:value="47.471649" calcext:value-type="float">
            <text:p>47.471649</text:p>
          </table:table-cell>
          <table:table-cell office:value-type="float" office:value="1556.366841" calcext:value-type="float">
            <text:p>1556.366841</text:p>
          </table:table-cell>
          <table:table-cell office:value-type="float" office:value="0" calcext:value-type="float">
            <text:p>0</text:p>
          </table:table-cell>
          <table:table-cell office:value-type="float" office:value="23364714" calcext:value-type="float">
            <text:p>2336471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27</text:p>
          </table:table-cell>
          <table:table-cell office:value-type="float" office:value="54.514956" calcext:value-type="float">
            <text:p>54.514956</text:p>
          </table:table-cell>
          <table:table-cell office:value-type="float" office:value="2298.477297" calcext:value-type="float">
            <text:p>2298.477297</text:p>
          </table:table-cell>
          <table:table-cell office:value-type="float" office:value="0" calcext:value-type="float">
            <text:p>0</text:p>
          </table:table-cell>
          <table:table-cell office:value-type="float" office:value="28237924" calcext:value-type="float">
            <text:p>2823792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28</text:p>
          </table:table-cell>
          <table:table-cell office:value-type="float" office:value="60.504535" calcext:value-type="float">
            <text:p>60.504535</text:p>
          </table:table-cell>
          <table:table-cell office:value-type="float" office:value="2159.533833" calcext:value-type="float">
            <text:p>2159.533833</text:p>
          </table:table-cell>
          <table:table-cell office:value-type="float" office:value="0" calcext:value-type="float">
            <text:p>0</text:p>
          </table:table-cell>
          <table:table-cell office:value-type="float" office:value="21348170" calcext:value-type="float">
            <text:p>2134817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29</text:p>
          </table:table-cell>
          <table:table-cell office:value-type="float" office:value="134.488562" calcext:value-type="float">
            <text:p>134.488562</text:p>
          </table:table-cell>
          <table:table-cell office:value-type="float" office:value="2887.689555" calcext:value-type="float">
            <text:p>2887.689555</text:p>
          </table:table-cell>
          <table:table-cell office:value-type="float" office:value="0" calcext:value-type="float">
            <text:p>0</text:p>
          </table:table-cell>
          <table:table-cell office:value-type="float" office:value="33626539" calcext:value-type="float">
            <text:p>336265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30</text:p>
          </table:table-cell>
          <table:table-cell office:value-type="float" office:value="121.682819" calcext:value-type="float">
            <text:p>121.682819</text:p>
          </table:table-cell>
          <table:table-cell office:value-type="float" office:value="2598.725658" calcext:value-type="float">
            <text:p>2598.725658</text:p>
          </table:table-cell>
          <table:table-cell office:value-type="float" office:value="0" calcext:value-type="float">
            <text:p>0</text:p>
          </table:table-cell>
          <table:table-cell office:value-type="float" office:value="36788914" calcext:value-type="float">
            <text:p>3678891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31</text:p>
          </table:table-cell>
          <table:table-cell office:value-type="float" office:value="158.871404" calcext:value-type="float">
            <text:p>158.871404</text:p>
          </table:table-cell>
          <table:table-cell office:value-type="float" office:value="1855.714594" calcext:value-type="float">
            <text:p>1855.714594</text:p>
          </table:table-cell>
          <table:table-cell office:value-type="float" office:value="0" calcext:value-type="float">
            <text:p>0</text:p>
          </table:table-cell>
          <table:table-cell office:value-type="float" office:value="20957200" calcext:value-type="float">
            <text:p>209572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49:32</text:p>
          </table:table-cell>
          <table:table-cell office:value-type="float" office:value="162.670988" calcext:value-type="float">
            <text:p>162.670988</text:p>
          </table:table-cell>
          <table:table-cell office:value-type="float" office:value="1826.222093" calcext:value-type="float">
            <text:p>1826.222093</text:p>
          </table:table-cell>
          <table:table-cell office:value-type="float" office:value="0" calcext:value-type="float">
            <text:p>0</text:p>
          </table:table-cell>
          <table:table-cell office:value-type="float" office:value="25759264" calcext:value-type="float">
            <text:p>257592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49:33</text:p>
          </table:table-cell>
          <table:table-cell office:value-type="float" office:value="115.498034" calcext:value-type="float">
            <text:p>115.498034</text:p>
          </table:table-cell>
          <table:table-cell office:value-type="float" office:value="703.514888" calcext:value-type="float">
            <text:p>703.514888</text:p>
          </table:table-cell>
          <table:table-cell office:value-type="float" office:value="0" calcext:value-type="float">
            <text:p>0</text:p>
          </table:table-cell>
          <table:table-cell office:value-type="float" office:value="12413231" calcext:value-type="float">
            <text:p>1241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25</text:p>
          </table:table-cell>
          <table:table-cell office:value-type="float" office:value="515.327173" calcext:value-type="float">
            <text:p>515.327173</text:p>
          </table:table-cell>
          <table:table-cell office:value-type="float" office:value="3457.245219" calcext:value-type="float">
            <text:p>3457.245219</text:p>
          </table:table-cell>
          <table:table-cell office:value-type="float" office:value="0" calcext:value-type="float">
            <text:p>0</text:p>
          </table:table-cell>
          <table:table-cell office:value-type="float" office:value="29296804" calcext:value-type="float">
            <text:p>2929680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26</text:p>
          </table:table-cell>
          <table:table-cell office:value-type="float" office:value="1448.724207" calcext:value-type="float">
            <text:p>1448.724207</text:p>
          </table:table-cell>
          <table:table-cell office:value-type="float" office:value="7935.634679" calcext:value-type="float">
            <text:p>7935.634679</text:p>
          </table:table-cell>
          <table:table-cell office:value-type="float" office:value="0" calcext:value-type="float">
            <text:p>0</text:p>
          </table:table-cell>
          <table:table-cell office:value-type="float" office:value="55896416" calcext:value-type="float">
            <text:p>5589641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27</text:p>
          </table:table-cell>
          <table:table-cell office:value-type="float" office:value="1487.256521" calcext:value-type="float">
            <text:p>1487.256521</text:p>
          </table:table-cell>
          <table:table-cell office:value-type="float" office:value="9923.666117" calcext:value-type="float">
            <text:p>9923.666117</text:p>
          </table:table-cell>
          <table:table-cell office:value-type="float" office:value="0" calcext:value-type="float">
            <text:p>0</text:p>
          </table:table-cell>
          <table:table-cell office:value-type="float" office:value="64691763" calcext:value-type="float">
            <text:p>6469176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28</text:p>
          </table:table-cell>
          <table:table-cell office:value-type="float" office:value="4187.7679" calcext:value-type="float">
            <text:p>4187.7679</text:p>
          </table:table-cell>
          <table:table-cell office:value-type="float" office:value="7721.772096" calcext:value-type="float">
            <text:p>7721.772096</text:p>
          </table:table-cell>
          <table:table-cell office:value-type="float" office:value="0" calcext:value-type="float">
            <text:p>0</text:p>
          </table:table-cell>
          <table:table-cell office:value-type="float" office:value="62608701" calcext:value-type="float">
            <text:p>626087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29</text:p>
          </table:table-cell>
          <table:table-cell office:value-type="float" office:value="20715.708747" calcext:value-type="float">
            <text:p>20715.708747</text:p>
          </table:table-cell>
          <table:table-cell office:value-type="float" office:value="11206.098744" calcext:value-type="float">
            <text:p>11206.098744</text:p>
          </table:table-cell>
          <table:table-cell office:value-type="float" office:value="0" calcext:value-type="float">
            <text:p>0</text:p>
          </table:table-cell>
          <table:table-cell office:value-type="float" office:value="39142381" calcext:value-type="float">
            <text:p>3914238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30</text:p>
          </table:table-cell>
          <table:table-cell office:value-type="float" office:value="11221.225725" calcext:value-type="float">
            <text:p>11221.225725</text:p>
          </table:table-cell>
          <table:table-cell office:value-type="float" office:value="8724.009607" calcext:value-type="float">
            <text:p>8724.009607</text:p>
          </table:table-cell>
          <table:table-cell office:value-type="float" office:value="0" calcext:value-type="float">
            <text:p>0</text:p>
          </table:table-cell>
          <table:table-cell office:value-type="float" office:value="24041879" calcext:value-type="float">
            <text:p>2404187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31</text:p>
          </table:table-cell>
          <table:table-cell office:value-type="float" office:value="6666.591829" calcext:value-type="float">
            <text:p>6666.591829</text:p>
          </table:table-cell>
          <table:table-cell office:value-type="float" office:value="6167.762865" calcext:value-type="float">
            <text:p>6167.762865</text:p>
          </table:table-cell>
          <table:table-cell office:value-type="float" office:value="0" calcext:value-type="float">
            <text:p>0</text:p>
          </table:table-cell>
          <table:table-cell office:value-type="float" office:value="29009357" calcext:value-type="float">
            <text:p>2900935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32</text:p>
          </table:table-cell>
          <table:table-cell office:value-type="float" office:value="687.569246" calcext:value-type="float">
            <text:p>687.569246</text:p>
          </table:table-cell>
          <table:table-cell office:value-type="float" office:value="2065.28606" calcext:value-type="float">
            <text:p>2065.28606</text:p>
          </table:table-cell>
          <table:table-cell office:value-type="float" office:value="0" calcext:value-type="float">
            <text:p>0</text:p>
          </table:table-cell>
          <table:table-cell office:value-type="float" office:value="15340416" calcext:value-type="float">
            <text:p>1534041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33</text:p>
          </table:table-cell>
          <table:table-cell office:value-type="float" office:value="158.405708" calcext:value-type="float">
            <text:p>158.405708</text:p>
          </table:table-cell>
          <table:table-cell office:value-type="float" office:value="967.837007" calcext:value-type="float">
            <text:p>967.837007</text:p>
          </table:table-cell>
          <table:table-cell office:value-type="float" office:value="0" calcext:value-type="float">
            <text:p>0</text:p>
          </table:table-cell>
          <table:table-cell office:value-type="float" office:value="10464092" calcext:value-type="float">
            <text:p>104640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1:54:34</text:p>
          </table:table-cell>
          <table:table-cell office:value-type="float" office:value="72.839806" calcext:value-type="float">
            <text:p>72.839806</text:p>
          </table:table-cell>
          <table:table-cell office:value-type="float" office:value="1126.408721" calcext:value-type="float">
            <text:p>1126.408721</text:p>
          </table:table-cell>
          <table:table-cell office:value-type="float" office:value="0" calcext:value-type="float">
            <text:p>0</text:p>
          </table:table-cell>
          <table:table-cell office:value-type="float" office:value="18147145" calcext:value-type="float">
            <text:p>18147145</text:p>
          </table:table-cell>
          <table:table-cell office:value-type="float" office:value="799" calcext:value-type="float">
            <text:p>799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4:35</text:p>
          </table:table-cell>
          <table:table-cell office:value-type="float" office:value="1.053534" calcext:value-type="float">
            <text:p>1.053534</text:p>
          </table:table-cell>
          <table:table-cell office:value-type="float" office:value="16.669972" calcext:value-type="float">
            <text:p>16.669972</text:p>
          </table:table-cell>
          <table:table-cell office:value-type="float" office:value="0" calcext:value-type="float">
            <text:p>0</text:p>
          </table:table-cell>
          <table:table-cell office:value-type="float" office:value="200133" calcext:value-type="float">
            <text:p>200133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46</text:p>
          </table:table-cell>
          <table:table-cell office:value-type="float" office:value="74.730784" calcext:value-type="float">
            <text:p>74.730784</text:p>
          </table:table-cell>
          <table:table-cell office:value-type="float" office:value="0.538348" calcext:value-type="float">
            <text:p>0.538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47</text:p>
          </table:table-cell>
          <table:table-cell office:value-type="float" office:value="75.886947" calcext:value-type="float">
            <text:p>75.886947</text:p>
          </table:table-cell>
          <table:table-cell office:value-type="float" office:value="0.543037" calcext:value-type="float">
            <text:p>0.543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48</text:p>
          </table:table-cell>
          <table:table-cell office:value-type="float" office:value="314.217146" calcext:value-type="float">
            <text:p>314.217146</text:p>
          </table:table-cell>
          <table:table-cell office:value-type="float" office:value="2.195549" calcext:value-type="float">
            <text:p>2.195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49</text:p>
          </table:table-cell>
          <table:table-cell office:value-type="float" office:value="15.655227" calcext:value-type="float">
            <text:p>15.655227</text:p>
          </table:table-cell>
          <table:table-cell office:value-type="float" office:value="64.8762" calcext:value-type="float">
            <text:p>64.8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50</text:p>
          </table:table-cell>
          <table:table-cell office:value-type="float" office:value="159.67565" calcext:value-type="float">
            <text:p>159.67565</text:p>
          </table:table-cell>
          <table:table-cell office:value-type="float" office:value="1.150115" calcext:value-type="float">
            <text:p>1.15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51</text:p>
          </table:table-cell>
          <table:table-cell office:value-type="float" office:value="82.186208" calcext:value-type="float">
            <text:p>82.186208</text:p>
          </table:table-cell>
          <table:table-cell office:value-type="float" office:value="0.540302" calcext:value-type="float">
            <text:p>0.540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52</text:p>
          </table:table-cell>
          <table:table-cell office:value-type="float" office:value="164.587341" calcext:value-type="float">
            <text:p>164.587341</text:p>
          </table:table-cell>
          <table:table-cell office:value-type="float" office:value="1.11911" calcext:value-type="float">
            <text:p>1.1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57</text:p>
          </table:table-cell>
          <table:table-cell office:value-type="float" office:value="88.201906" calcext:value-type="float">
            <text:p>88.201906</text:p>
          </table:table-cell>
          <table:table-cell office:value-type="float" office:value="0.544072" calcext:value-type="float">
            <text:p>0.544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5:58</text:p>
          </table:table-cell>
          <table:table-cell office:value-type="float" office:value="88.093137" calcext:value-type="float">
            <text:p>88.093137</text:p>
          </table:table-cell>
          <table:table-cell office:value-type="float" office:value="0.573946" calcext:value-type="float">
            <text:p>0.573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1:58:16</text:p>
          </table:table-cell>
          <table:table-cell office:value-type="float" office:value="218.35742" calcext:value-type="float">
            <text:p>218.35742</text:p>
          </table:table-cell>
          <table:table-cell office:value-type="float" office:value="1.150793" calcext:value-type="float">
            <text:p>1.150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05:55</text:p>
          </table:table-cell>
          <table:table-cell office:value-type="float" office:value="1711.358795" calcext:value-type="float">
            <text:p>1711.358795</text:p>
          </table:table-cell>
          <table:table-cell office:value-type="float" office:value="9234.864942" calcext:value-type="float">
            <text:p>9234.864942</text:p>
          </table:table-cell>
          <table:table-cell office:value-type="float" office:value="0" calcext:value-type="float">
            <text:p>0</text:p>
          </table:table-cell>
          <table:table-cell office:value-type="float" office:value="74567166" calcext:value-type="float">
            <text:p>7456716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05:56</text:p>
          </table:table-cell>
          <table:table-cell office:value-type="float" office:value="6566.642214" calcext:value-type="float">
            <text:p>6566.642214</text:p>
          </table:table-cell>
          <table:table-cell office:value-type="float" office:value="13132.833531" calcext:value-type="float">
            <text:p>13132.833531</text:p>
          </table:table-cell>
          <table:table-cell office:value-type="float" office:value="0" calcext:value-type="float">
            <text:p>0</text:p>
          </table:table-cell>
          <table:table-cell office:value-type="float" office:value="123727365" calcext:value-type="float">
            <text:p>12372736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05:57</text:p>
          </table:table-cell>
          <table:table-cell office:value-type="float" office:value="989.356641" calcext:value-type="float">
            <text:p>989.356641</text:p>
          </table:table-cell>
          <table:table-cell office:value-type="float" office:value="2031.597447" calcext:value-type="float">
            <text:p>2031.597447</text:p>
          </table:table-cell>
          <table:table-cell office:value-type="float" office:value="0" calcext:value-type="float">
            <text:p>0</text:p>
          </table:table-cell>
          <table:table-cell office:value-type="float" office:value="17083468" calcext:value-type="float">
            <text:p>170834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09:55</text:p>
          </table:table-cell>
          <table:table-cell office:value-type="float" office:value="5711.317096" calcext:value-type="float">
            <text:p>5711.317096</text:p>
          </table:table-cell>
          <table:table-cell office:value-type="float" office:value="5744.101891" calcext:value-type="float">
            <text:p>5744.101891</text:p>
          </table:table-cell>
          <table:table-cell office:value-type="float" office:value="0" calcext:value-type="float">
            <text:p>0</text:p>
          </table:table-cell>
          <table:table-cell office:value-type="float" office:value="30902117" calcext:value-type="float">
            <text:p>30902117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string" calcext:value-type="string">
            <text:p>12:09:56</text:p>
          </table:table-cell>
          <table:table-cell office:value-type="float" office:value="30004.255916" calcext:value-type="float">
            <text:p>30004.255916</text:p>
          </table:table-cell>
          <table:table-cell office:value-type="float" office:value="28971.147099" calcext:value-type="float">
            <text:p>28971.147099</text:p>
          </table:table-cell>
          <table:table-cell office:value-type="float" office:value="0" calcext:value-type="float">
            <text:p>0</text:p>
          </table:table-cell>
          <table:table-cell office:value-type="float" office:value="221491601" calcext:value-type="float">
            <text:p>221491601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09:57</text:p>
          </table:table-cell>
          <table:table-cell office:value-type="float" office:value="1079.654917" calcext:value-type="float">
            <text:p>1079.654917</text:p>
          </table:table-cell>
          <table:table-cell office:value-type="float" office:value="688.524637" calcext:value-type="float">
            <text:p>688.524637</text:p>
          </table:table-cell>
          <table:table-cell office:value-type="float" office:value="0" calcext:value-type="float">
            <text:p>0</text:p>
          </table:table-cell>
          <table:table-cell office:value-type="float" office:value="3877758" calcext:value-type="float">
            <text:p>3877758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1:10</text:p>
          </table:table-cell>
          <table:table-cell office:value-type="float" office:value="74.073724" calcext:value-type="float">
            <text:p>74.073724</text:p>
          </table:table-cell>
          <table:table-cell office:value-type="float" office:value="0.549309" calcext:value-type="float">
            <text:p>0.549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1:19</text:p>
          </table:table-cell>
          <table:table-cell office:value-type="float" office:value="87.700509" calcext:value-type="float">
            <text:p>87.700509</text:p>
          </table:table-cell>
          <table:table-cell office:value-type="float" office:value="76.759598" calcext:value-type="float">
            <text:p>76.759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1:21</text:p>
          </table:table-cell>
          <table:table-cell office:value-type="float" office:value="251.955243" calcext:value-type="float">
            <text:p>251.955243</text:p>
          </table:table-cell>
          <table:table-cell office:value-type="float" office:value="1.461318" calcext:value-type="float">
            <text:p>1.461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1:26</text:p>
          </table:table-cell>
          <table:table-cell office:value-type="float" office:value="88.807908" calcext:value-type="float">
            <text:p>88.807908</text:p>
          </table:table-cell>
          <table:table-cell office:value-type="float" office:value="0.540685" calcext:value-type="float">
            <text:p>0.540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1:28</text:p>
          </table:table-cell>
          <table:table-cell office:value-type="float" office:value="91.383124" calcext:value-type="float">
            <text:p>91.383124</text:p>
          </table:table-cell>
          <table:table-cell office:value-type="float" office:value="0.577194" calcext:value-type="float">
            <text:p>0.577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1:52</text:p>
          </table:table-cell>
          <table:table-cell office:value-type="float" office:value="230.452507" calcext:value-type="float">
            <text:p>230.452507</text:p>
          </table:table-cell>
          <table:table-cell office:value-type="float" office:value="1.116312" calcext:value-type="float">
            <text:p>1.116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1:54</text:p>
          </table:table-cell>
          <table:table-cell office:value-type="float" office:value="117.342242" calcext:value-type="float">
            <text:p>117.342242</text:p>
          </table:table-cell>
          <table:table-cell office:value-type="float" office:value="0.542651" calcext:value-type="float">
            <text:p>0.542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1:58</text:p>
          </table:table-cell>
          <table:table-cell office:value-type="float" office:value="121.285559" calcext:value-type="float">
            <text:p>121.285559</text:p>
          </table:table-cell>
          <table:table-cell office:value-type="float" office:value="0.573498" calcext:value-type="float">
            <text:p>0.573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2:00</text:p>
          </table:table-cell>
          <table:table-cell office:value-type="float" office:value="123.897287" calcext:value-type="float">
            <text:p>123.897287</text:p>
          </table:table-cell>
          <table:table-cell office:value-type="float" office:value="0.573911" calcext:value-type="float">
            <text:p>0.573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17-09-19</text:p>
          </table:table-cell>
          <table:table-cell office:value-type="string" calcext:value-type="string">
            <text:p>12:12:01</text:p>
          </table:table-cell>
          <table:table-cell office:value-type="float" office:value="124.414126" calcext:value-type="float">
            <text:p>124.414126</text:p>
          </table:table-cell>
          <table:table-cell office:value-type="float" office:value="0.574228" calcext:value-type="float">
            <text:p>0.574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</table:table>
      <table:named-expressions/>
      <table:database-ranges>
        <table:database-range table:name="__Anonymous_Sheet_DB__0" table:target-range-address="'250-3200'.A1:'250-3200'.G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12:30:44.006071021</dc:date>
    <meta:editing-duration>PT7M59S</meta:editing-duration>
    <meta:editing-cycles>1</meta:editing-cycles>
    <meta:document-statistic meta:table-count="1" meta:cell-count="532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229cm" svg:y="0.315cm" chart:style-name="ch2">
          <text:p>scatter</text:p>
        </chart:title>
        <chart:legend chart:legend-position="end" svg:x="13.148cm" svg:y="4.005cm" style:legend-expansion="high" chart:style-name="ch3"/>
        <chart:plot-area chart:style-name="ch4" table:cell-range-address="'250-3200'.G1:'250-3200'.G76 '250-3200'.C1:'250-3200'.D76" chart:data-source-has-labels="row" svg:x="0.32cm" svg:y="1.248cm" svg:width="12.508cm" svg:height="7.572cm">
          <chartooo:coordinate-region svg:x="1.497cm" svg:y="1.421cm" svg:width="10.959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50-3200'.C2:'250-3200'.C76" chart:label-cell-address="'250-3200'.C1:'250-3200'.C1" chart:class="chart:scatter">
            <chart:domain table:cell-range-address="'250-3200'.G2:'250-3200'.G76"/>
            <chart:data-point chart:repeated="41"/>
          </chart:series>
          <chart:series chart:style-name="ch8" chart:values-cell-range-address="'250-3200'.D2:'250-3200'.D76" chart:label-cell-address="'250-3200'.D1:'250-3200'.D1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'250-3200'.C1:'250-3200'.C1</svg:desc>
                </draw:g>
              </table:table-cell>
              <table:table-cell office:value-type="string">
                <text:p/>
                <draw:g>
                  <svg:desc>'250-3200'.D1:'250-32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">
                <text:p>199</text:p>
                <draw:g>
                  <svg:desc>'250-3200'.G2:'250-3200'.G76</svg:desc>
                </draw:g>
              </table:table-cell>
              <table:table-cell office:value-type="float" office:value="12.447531">
                <text:p>12.447531</text:p>
                <draw:g>
                  <svg:desc>'250-3200'.C2:'250-3200'.C76</svg:desc>
                </draw:g>
              </table:table-cell>
              <table:table-cell office:value-type="float" office:value="NaN">
                <text:p>NaN</text:p>
                <draw:g>
                  <svg:desc>'250-3200'.D2:'250-3200'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">
                <text:p>249</text:p>
              </table:table-cell>
              <table:table-cell office:value-type="float" office:value="15.189003">
                <text:p>15.18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">
                <text:p>249</text:p>
              </table:table-cell>
              <table:table-cell office:value-type="float" office:value="13.208849">
                <text:p>13.208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">
                <text:p>249</text:p>
              </table:table-cell>
              <table:table-cell office:value-type="float" office:value="15.48246">
                <text:p>15.4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51.373493">
                <text:p>51.373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55.321686">
                <text:p>55.321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">
                <text:p>249</text:p>
              </table:table-cell>
              <table:table-cell office:value-type="float" office:value="30.523197">
                <text:p>30.523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">
                <text:p>249</text:p>
              </table:table-cell>
              <table:table-cell office:value-type="float" office:value="92.729184">
                <text:p>92.72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">
                <text:p>249</text:p>
              </table:table-cell>
              <table:table-cell office:value-type="float" office:value="160.387314">
                <text:p>160.387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">
                <text:p>249</text:p>
              </table:table-cell>
              <table:table-cell office:value-type="float" office:value="160.131749">
                <text:p>160.13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16.461203">
                <text:p>16.46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14.593067">
                <text:p>14.59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15.507685">
                <text:p>15.507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18.47278">
                <text:p>18.47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17.499901">
                <text:p>17.499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21.811303">
                <text:p>21.81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24.470831">
                <text:p>24.470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18.867811">
                <text:p>18.867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15.474644">
                <text:p>15.47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">
                <text:p>349</text:p>
              </table:table-cell>
              <table:table-cell office:value-type="float" office:value="27.768917">
                <text:p>27.768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">
                <text:p>349</text:p>
              </table:table-cell>
              <table:table-cell office:value-type="float" office:value="31.761943">
                <text:p>31.76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">
                <text:p>349</text:p>
              </table:table-cell>
              <table:table-cell office:value-type="float" office:value="47.471649">
                <text:p>47.47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">
                <text:p>349</text:p>
              </table:table-cell>
              <table:table-cell office:value-type="float" office:value="54.514956">
                <text:p>54.514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">
                <text:p>349</text:p>
              </table:table-cell>
              <table:table-cell office:value-type="float" office:value="60.504535">
                <text:p>60.504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">
                <text:p>349</text:p>
              </table:table-cell>
              <table:table-cell office:value-type="float" office:value="134.488562">
                <text:p>134.488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">
                <text:p>349</text:p>
              </table:table-cell>
              <table:table-cell office:value-type="float" office:value="121.682819">
                <text:p>121.68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">
                <text:p>349</text:p>
              </table:table-cell>
              <table:table-cell office:value-type="float" office:value="158.871404">
                <text:p>158.87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162.670988">
                <text:p>162.670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">
                <text:p>758</text:p>
              </table:table-cell>
              <table:table-cell office:value-type="float" office:value="515.327173">
                <text:p>515.327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9">
                <text:p>799</text:p>
              </table:table-cell>
              <table:table-cell office:value-type="float" office:value="1448.724207">
                <text:p>1448.72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8">
                <text:p>798</text:p>
              </table:table-cell>
              <table:table-cell office:value-type="float" office:value="1487.256521">
                <text:p>1487.256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6">
                <text:p>796</text:p>
              </table:table-cell>
              <table:table-cell office:value-type="float" office:value="4187.7679">
                <text:p>4187.7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1">
                <text:p>781</text:p>
              </table:table-cell>
              <table:table-cell office:value-type="float" office:value="20715.708747">
                <text:p>20715.708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3">
                <text:p>793</text:p>
              </table:table-cell>
              <table:table-cell office:value-type="float" office:value="11221.225725">
                <text:p>11221.225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5">
                <text:p>795</text:p>
              </table:table-cell>
              <table:table-cell office:value-type="float" office:value="6666.591829">
                <text:p>6666.59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9">
                <text:p>799</text:p>
              </table:table-cell>
              <table:table-cell office:value-type="float" office:value="687.569246">
                <text:p>687.569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8">
                <text:p>798</text:p>
              </table:table-cell>
              <table:table-cell office:value-type="float" office:value="158.405708">
                <text:p>158.405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72.839806">
                <text:p>72.839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8">
                <text:p>1368</text:p>
              </table:table-cell>
              <table:table-cell office:value-type="float" office:value="1711.358795">
                <text:p>1711.358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99">
                <text:p>1599</text:p>
              </table:table-cell>
              <table:table-cell office:value-type="float" office:value="6566.642214">
                <text:p>6566.642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86">
                <text:p>3186</text:p>
              </table:table-cell>
              <table:table-cell office:value-type="float" office:value="30004.255916">
                <text:p>30004.2559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4.227cm" style:legend-expansion="high" chart:style-name="ch2"/>
        <chart:plot-area chart:style-name="ch3" table:cell-range-address="'250-3200'.B1:'250-3200'.D76" chart:data-source-has-labels="both" svg:x="0.32cm" svg:y="0.18cm" svg:width="13.494cm" svg:height="8.64cm">
          <chartooo:coordinate-region svg:x="1.497cm" svg:y="0.18cm" svg:width="12.317cm" svg:height="7.038cm"/>
          <chart:axis chart:dimension="x" chart:name="primary-x" chart:style-name="ch4" chartooo:axis-type="auto">
            <chartooo:date-scale/>
            <chart:categories table:cell-range-address="'250-3200'.B2:'250-3200'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50-3200'.C2:'250-3200'.C76" chart:label-cell-address="'250-3200'.C1:'250-3200'.C1" chart:class="chart:bar">
            <chart:data-point chart:repeated="41"/>
          </chart:series>
          <chart:series chart:style-name="ch8" chart:values-cell-range-address="'250-3200'.D2:'250-3200'.D76" chart:label-cell-address="'250-3200'.D1:'250-3200'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'250-3200'.C1:'250-3200'.C1</svg:desc>
                </draw:g>
              </table:table-cell>
              <table:table-cell office:value-type="string">
                <text:p/>
                <draw:g>
                  <svg:desc>'250-3200'.D1:'250-32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41:22</text:p>
                <draw:g>
                  <svg:desc>'250-3200'.B2:'250-3200'.B76</svg:desc>
                </draw:g>
              </table:table-cell>
              <table:table-cell office:value-type="float" office:value="12.447531">
                <text:p>12.447531</text:p>
                <draw:g>
                  <svg:desc>'250-3200'.C2:'250-3200'.C76</svg:desc>
                </draw:g>
              </table:table-cell>
              <table:table-cell office:value-type="float" office:value="NaN">
                <text:p>NaN</text:p>
                <draw:g>
                  <svg:desc>'250-3200'.D2:'250-3200'.D76</svg:desc>
                </draw:g>
              </table:table-cell>
            </table:table-row>
            <table:table-row>
              <table:table-cell office:value-type="string">
                <text:p>10:41:23</text:p>
              </table:table-cell>
              <table:table-cell office:value-type="float" office:value="15.189003">
                <text:p>15.18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41:24</text:p>
              </table:table-cell>
              <table:table-cell office:value-type="float" office:value="13.208849">
                <text:p>13.208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41:25</text:p>
              </table:table-cell>
              <table:table-cell office:value-type="float" office:value="15.48246">
                <text:p>15.4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41:26</text:p>
              </table:table-cell>
              <table:table-cell office:value-type="float" office:value="51.373493">
                <text:p>51.373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55.321686">
                <text:p>55.321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41:28</text:p>
              </table:table-cell>
              <table:table-cell office:value-type="float" office:value="30.523197">
                <text:p>30.523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41:29</text:p>
              </table:table-cell>
              <table:table-cell office:value-type="float" office:value="92.729184">
                <text:p>92.72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41:30</text:p>
              </table:table-cell>
              <table:table-cell office:value-type="float" office:value="160.387314">
                <text:p>160.387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41:31</text:p>
              </table:table-cell>
              <table:table-cell office:value-type="float" office:value="160.131749">
                <text:p>160.13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09</text:p>
              </table:table-cell>
              <table:table-cell office:value-type="float" office:value="16.461203">
                <text:p>16.46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10</text:p>
              </table:table-cell>
              <table:table-cell office:value-type="float" office:value="14.593067">
                <text:p>14.59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11</text:p>
              </table:table-cell>
              <table:table-cell office:value-type="float" office:value="15.507685">
                <text:p>15.507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18.47278">
                <text:p>18.47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13</text:p>
              </table:table-cell>
              <table:table-cell office:value-type="float" office:value="17.499901">
                <text:p>17.499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14</text:p>
              </table:table-cell>
              <table:table-cell office:value-type="float" office:value="21.811303">
                <text:p>21.81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15</text:p>
              </table:table-cell>
              <table:table-cell office:value-type="float" office:value="24.470831">
                <text:p>24.470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16</text:p>
              </table:table-cell>
              <table:table-cell office:value-type="float" office:value="18.867811">
                <text:p>18.867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:57:17</text:p>
              </table:table-cell>
              <table:table-cell office:value-type="float" office:value="15.474644">
                <text:p>15.47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27.768917">
                <text:p>27.768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25</text:p>
              </table:table-cell>
              <table:table-cell office:value-type="float" office:value="31.761943">
                <text:p>31.76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26</text:p>
              </table:table-cell>
              <table:table-cell office:value-type="float" office:value="47.471649">
                <text:p>47.47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27</text:p>
              </table:table-cell>
              <table:table-cell office:value-type="float" office:value="54.514956">
                <text:p>54.514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28</text:p>
              </table:table-cell>
              <table:table-cell office:value-type="float" office:value="60.504535">
                <text:p>60.504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29</text:p>
              </table:table-cell>
              <table:table-cell office:value-type="float" office:value="134.488562">
                <text:p>134.488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30</text:p>
              </table:table-cell>
              <table:table-cell office:value-type="float" office:value="121.682819">
                <text:p>121.68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31</text:p>
              </table:table-cell>
              <table:table-cell office:value-type="float" office:value="158.871404">
                <text:p>158.87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49:32</text:p>
              </table:table-cell>
              <table:table-cell office:value-type="float" office:value="162.670988">
                <text:p>162.670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25</text:p>
              </table:table-cell>
              <table:table-cell office:value-type="float" office:value="515.327173">
                <text:p>515.327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26</text:p>
              </table:table-cell>
              <table:table-cell office:value-type="float" office:value="1448.724207">
                <text:p>1448.72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27</text:p>
              </table:table-cell>
              <table:table-cell office:value-type="float" office:value="1487.256521">
                <text:p>1487.256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28</text:p>
              </table:table-cell>
              <table:table-cell office:value-type="float" office:value="4187.7679">
                <text:p>4187.7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29</text:p>
              </table:table-cell>
              <table:table-cell office:value-type="float" office:value="20715.708747">
                <text:p>20715.708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30</text:p>
              </table:table-cell>
              <table:table-cell office:value-type="float" office:value="11221.225725">
                <text:p>11221.225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31</text:p>
              </table:table-cell>
              <table:table-cell office:value-type="float" office:value="6666.591829">
                <text:p>6666.59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32</text:p>
              </table:table-cell>
              <table:table-cell office:value-type="float" office:value="687.569246">
                <text:p>687.569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33</text:p>
              </table:table-cell>
              <table:table-cell office:value-type="float" office:value="158.405708">
                <text:p>158.405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:54:34</text:p>
              </table:table-cell>
              <table:table-cell office:value-type="float" office:value="72.839806">
                <text:p>72.839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:05:55</text:p>
              </table:table-cell>
              <table:table-cell office:value-type="float" office:value="1711.358795">
                <text:p>1711.358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6566.642214">
                <text:p>6566.642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:09:56</text:p>
              </table:table-cell>
              <table:table-cell office:value-type="float" office:value="30004.255916">
                <text:p>30004.2559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'250-3200'.B2:'250-3200'.B76 '250-3200'.F1:'250-3200'.F76" chart:data-source-has-labels="both" svg:x="0.32cm" svg:y="0.18cm" svg:width="13.758cm" svg:height="8.64cm">
          <chartooo:coordinate-region svg:x="2.238cm" svg:y="0.18cm" svg:width="11.84cm" svg:height="7.037cm"/>
          <chart:axis chart:dimension="x" chart:name="primary-x" chart:style-name="ch4" chartooo:axis-type="auto">
            <chartooo:date-scale/>
            <chart:categories table:cell-range-address="'250-3200'.B2:'250-3200'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50-3200'.F2:'250-3200'.F76" chart:label-cell-address="'250-3200'.F1:'250-3200'.F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'250-3200'.F1:'250-32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41:22</text:p>
                <draw:g>
                  <svg:desc>'250-3200'.B2:'250-3200'.B76</svg:desc>
                </draw:g>
              </table:table-cell>
              <table:table-cell office:value-type="float" office:value="10687763">
                <text:p>10687763</text:p>
                <draw:g>
                  <svg:desc>'250-3200'.F2:'250-3200'.F76</svg:desc>
                </draw:g>
              </table:table-cell>
            </table:table-row>
            <table:table-row>
              <table:table-cell office:value-type="string">
                <text:p>10:41:23</text:p>
              </table:table-cell>
              <table:table-cell office:value-type="float" office:value="9059248">
                <text:p>9059248</text:p>
              </table:table-cell>
            </table:table-row>
            <table:table-row>
              <table:table-cell office:value-type="string">
                <text:p>10:41:24</text:p>
              </table:table-cell>
              <table:table-cell office:value-type="float" office:value="7778110">
                <text:p>7778110</text:p>
              </table:table-cell>
            </table:table-row>
            <table:table-row>
              <table:table-cell office:value-type="string">
                <text:p>10:41:25</text:p>
              </table:table-cell>
              <table:table-cell office:value-type="float" office:value="11883384">
                <text:p>11883384</text:p>
              </table:table-cell>
            </table:table-row>
            <table:table-row>
              <table:table-cell office:value-type="string">
                <text:p>10:41:26</text:p>
              </table:table-cell>
              <table:table-cell office:value-type="float" office:value="17002798">
                <text:p>17002798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23134408">
                <text:p>23134408</text:p>
              </table:table-cell>
            </table:table-row>
            <table:table-row>
              <table:table-cell office:value-type="string">
                <text:p>10:41:28</text:p>
              </table:table-cell>
              <table:table-cell office:value-type="float" office:value="14687528">
                <text:p>14687528</text:p>
              </table:table-cell>
            </table:table-row>
            <table:table-row>
              <table:table-cell office:value-type="string">
                <text:p>10:41:29</text:p>
              </table:table-cell>
              <table:table-cell office:value-type="float" office:value="14452884">
                <text:p>14452884</text:p>
              </table:table-cell>
            </table:table-row>
            <table:table-row>
              <table:table-cell office:value-type="string">
                <text:p>10:41:30</text:p>
              </table:table-cell>
              <table:table-cell office:value-type="float" office:value="24688593">
                <text:p>24688593</text:p>
              </table:table-cell>
            </table:table-row>
            <table:table-row>
              <table:table-cell office:value-type="string">
                <text:p>10:41:31</text:p>
              </table:table-cell>
              <table:table-cell office:value-type="float" office:value="25904214">
                <text:p>25904214</text:p>
              </table:table-cell>
            </table:table-row>
            <table:table-row>
              <table:table-cell office:value-type="string">
                <text:p>10:57:09</text:p>
              </table:table-cell>
              <table:table-cell office:value-type="float" office:value="6149370">
                <text:p>6149370</text:p>
              </table:table-cell>
            </table:table-row>
            <table:table-row>
              <table:table-cell office:value-type="string">
                <text:p>10:57:10</text:p>
              </table:table-cell>
              <table:table-cell office:value-type="float" office:value="3652971">
                <text:p>3652971</text:p>
              </table:table-cell>
            </table:table-row>
            <table:table-row>
              <table:table-cell office:value-type="string">
                <text:p>10:57:11</text:p>
              </table:table-cell>
              <table:table-cell office:value-type="float" office:value="7302211">
                <text:p>7302211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10173399">
                <text:p>10173399</text:p>
              </table:table-cell>
            </table:table-row>
            <table:table-row>
              <table:table-cell office:value-type="string">
                <text:p>10:57:13</text:p>
              </table:table-cell>
              <table:table-cell office:value-type="float" office:value="10873685">
                <text:p>10873685</text:p>
              </table:table-cell>
            </table:table-row>
            <table:table-row>
              <table:table-cell office:value-type="string">
                <text:p>10:57:14</text:p>
              </table:table-cell>
              <table:table-cell office:value-type="float" office:value="11006764">
                <text:p>11006764</text:p>
              </table:table-cell>
            </table:table-row>
            <table:table-row>
              <table:table-cell office:value-type="string">
                <text:p>10:57:15</text:p>
              </table:table-cell>
              <table:table-cell office:value-type="float" office:value="8825954">
                <text:p>8825954</text:p>
              </table:table-cell>
            </table:table-row>
            <table:table-row>
              <table:table-cell office:value-type="string">
                <text:p>10:57:16</text:p>
              </table:table-cell>
              <table:table-cell office:value-type="float" office:value="10913921">
                <text:p>10913921</text:p>
              </table:table-cell>
            </table:table-row>
            <table:table-row>
              <table:table-cell office:value-type="string">
                <text:p>10:57:17</text:p>
              </table:table-cell>
              <table:table-cell office:value-type="float" office:value="5414248">
                <text:p>5414248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12343644">
                <text:p>12343644</text:p>
              </table:table-cell>
            </table:table-row>
            <table:table-row>
              <table:table-cell office:value-type="string">
                <text:p>11:49:25</text:p>
              </table:table-cell>
              <table:table-cell office:value-type="float" office:value="11829417">
                <text:p>11829417</text:p>
              </table:table-cell>
            </table:table-row>
            <table:table-row>
              <table:table-cell office:value-type="string">
                <text:p>11:49:26</text:p>
              </table:table-cell>
              <table:table-cell office:value-type="float" office:value="23364714">
                <text:p>23364714</text:p>
              </table:table-cell>
            </table:table-row>
            <table:table-row>
              <table:table-cell office:value-type="string">
                <text:p>11:49:27</text:p>
              </table:table-cell>
              <table:table-cell office:value-type="float" office:value="28237924">
                <text:p>28237924</text:p>
              </table:table-cell>
            </table:table-row>
            <table:table-row>
              <table:table-cell office:value-type="string">
                <text:p>11:49:28</text:p>
              </table:table-cell>
              <table:table-cell office:value-type="float" office:value="21348170">
                <text:p>21348170</text:p>
              </table:table-cell>
            </table:table-row>
            <table:table-row>
              <table:table-cell office:value-type="string">
                <text:p>11:49:29</text:p>
              </table:table-cell>
              <table:table-cell office:value-type="float" office:value="33626539">
                <text:p>33626539</text:p>
              </table:table-cell>
            </table:table-row>
            <table:table-row>
              <table:table-cell office:value-type="string">
                <text:p>11:49:30</text:p>
              </table:table-cell>
              <table:table-cell office:value-type="float" office:value="36788914">
                <text:p>36788914</text:p>
              </table:table-cell>
            </table:table-row>
            <table:table-row>
              <table:table-cell office:value-type="string">
                <text:p>11:49:31</text:p>
              </table:table-cell>
              <table:table-cell office:value-type="float" office:value="20957200">
                <text:p>20957200</text:p>
              </table:table-cell>
            </table:table-row>
            <table:table-row>
              <table:table-cell office:value-type="string">
                <text:p>11:49:32</text:p>
              </table:table-cell>
              <table:table-cell office:value-type="float" office:value="25759264">
                <text:p>25759264</text:p>
              </table:table-cell>
            </table:table-row>
            <table:table-row>
              <table:table-cell office:value-type="string">
                <text:p>11:54:25</text:p>
              </table:table-cell>
              <table:table-cell office:value-type="float" office:value="29296804">
                <text:p>29296804</text:p>
              </table:table-cell>
            </table:table-row>
            <table:table-row>
              <table:table-cell office:value-type="string">
                <text:p>11:54:26</text:p>
              </table:table-cell>
              <table:table-cell office:value-type="float" office:value="55896416">
                <text:p>55896416</text:p>
              </table:table-cell>
            </table:table-row>
            <table:table-row>
              <table:table-cell office:value-type="string">
                <text:p>11:54:27</text:p>
              </table:table-cell>
              <table:table-cell office:value-type="float" office:value="64691763">
                <text:p>64691763</text:p>
              </table:table-cell>
            </table:table-row>
            <table:table-row>
              <table:table-cell office:value-type="string">
                <text:p>11:54:28</text:p>
              </table:table-cell>
              <table:table-cell office:value-type="float" office:value="62608701">
                <text:p>62608701</text:p>
              </table:table-cell>
            </table:table-row>
            <table:table-row>
              <table:table-cell office:value-type="string">
                <text:p>11:54:29</text:p>
              </table:table-cell>
              <table:table-cell office:value-type="float" office:value="39142381">
                <text:p>39142381</text:p>
              </table:table-cell>
            </table:table-row>
            <table:table-row>
              <table:table-cell office:value-type="string">
                <text:p>11:54:30</text:p>
              </table:table-cell>
              <table:table-cell office:value-type="float" office:value="24041879">
                <text:p>24041879</text:p>
              </table:table-cell>
            </table:table-row>
            <table:table-row>
              <table:table-cell office:value-type="string">
                <text:p>11:54:31</text:p>
              </table:table-cell>
              <table:table-cell office:value-type="float" office:value="29009357">
                <text:p>29009357</text:p>
              </table:table-cell>
            </table:table-row>
            <table:table-row>
              <table:table-cell office:value-type="string">
                <text:p>11:54:32</text:p>
              </table:table-cell>
              <table:table-cell office:value-type="float" office:value="15340416">
                <text:p>15340416</text:p>
              </table:table-cell>
            </table:table-row>
            <table:table-row>
              <table:table-cell office:value-type="string">
                <text:p>11:54:33</text:p>
              </table:table-cell>
              <table:table-cell office:value-type="float" office:value="10464092">
                <text:p>10464092</text:p>
              </table:table-cell>
            </table:table-row>
            <table:table-row>
              <table:table-cell office:value-type="string">
                <text:p>11:54:34</text:p>
              </table:table-cell>
              <table:table-cell office:value-type="float" office:value="18147145">
                <text:p>18147145</text:p>
              </table:table-cell>
            </table:table-row>
            <table:table-row>
              <table:table-cell office:value-type="string">
                <text:p>12:05:55</text:p>
              </table:table-cell>
              <table:table-cell office:value-type="float" office:value="74567166">
                <text:p>74567166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123727365">
                <text:p>123727365</text:p>
              </table:table-cell>
            </table:table-row>
            <table:table-row>
              <table:table-cell office:value-type="string">
                <text:p>12:09:56</text:p>
              </table:table-cell>
              <table:table-cell office:value-type="float" office:value="221491601">
                <text:p>221491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'250-3200'.B2:'250-3200'.B76 '250-3200'.G1:'250-3200'.G76" chart:data-source-has-labels="both" svg:x="0.32cm" svg:y="0.18cm" svg:width="12.726cm" svg:height="8.64cm">
          <chartooo:coordinate-region svg:x="1.312cm" svg:y="0.18cm" svg:width="11.734cm" svg:height="7.038cm"/>
          <chart:axis chart:dimension="x" chart:name="primary-x" chart:style-name="ch4" chartooo:axis-type="auto">
            <chartooo:date-scale/>
            <chart:categories table:cell-range-address="'250-3200'.B2:'250-3200'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50-3200'.G2:'250-3200'.G76" chart:label-cell-address="'250-3200'.G1:'250-3200'.G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'250-3200'.G1:'250-3200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41:22</text:p>
                <draw:g>
                  <svg:desc>'250-3200'.B2:'250-3200'.B76</svg:desc>
                </draw:g>
              </table:table-cell>
              <table:table-cell office:value-type="float" office:value="199">
                <text:p>199</text:p>
                <draw:g>
                  <svg:desc>'250-3200'.G2:'250-3200'.G76</svg:desc>
                </draw:g>
              </table:table-cell>
            </table:table-row>
            <table:table-row>
              <table:table-cell office:value-type="string">
                <text:p>10:41:2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41:2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41: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41: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41:2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41:2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41: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41: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41:3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:57: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57: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57: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57: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57: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57: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57: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57: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:57: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49: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49:2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49:2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49:2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49:2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49:3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49:3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49:3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:54:2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1:54:2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54:2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1:54:2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1:54:2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1:54:3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:54:3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1:54:3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54:3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1:54:3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05:55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2:09:56</text:p>
              </table:table-cell>
              <table:table-cell office:value-type="float" office:value="3186">
                <text:p>3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